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in" fo:margin-left="1in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486in"/>
    </style:style>
    <style:style style:name="Table1.D" style:family="table-column">
      <style:table-column-properties style:column-width="1.2493in"/>
    </style:style>
    <style:style style:name="Table1.A1" style:family="table-cell">
      <style:table-cell-properties fo:padding="0in" fo:border="none"/>
    </style:style>
    <style:style style:name="Table1.A7" style:family="table-cell">
      <style:table-cell-properties fo:background-color="#a6efe3" fo:padding="0in" fo:border="none">
        <style:background-image/>
      </style:table-cell-properties>
    </style:style>
    <style:style style:name="Table3" style:family="table">
      <style:table-properties style:width="5in" fo:margin-left="1in" table:align="left"/>
    </style:style>
    <style:style style:name="Table3.A" style:family="table-column">
      <style:table-column-properties style:column-width="1.2535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1.809in"/>
    </style:style>
    <style:style style:name="Table3.A1" style:family="table-cell">
      <style:table-cell-properties fo:padding="0in" fo:border="none"/>
    </style:style>
    <style:style style:name="Table3.A7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5in" fo:margin-left="1in" table:align="left"/>
    </style:style>
    <style:style style:name="Table4.A" style:family="table-column">
      <style:table-column-properties style:column-width="1.2535in"/>
    </style:style>
    <style:style style:name="Table4.B" style:family="table-column">
      <style:table-column-properties style:column-width="1.2486in"/>
    </style:style>
    <style:style style:name="Table4.D" style:family="table-column">
      <style:table-column-properties style:column-width="1.2493in"/>
    </style:style>
    <style:style style:name="Table4.A1" style:family="table-cell">
      <style:table-cell-properties fo:padding="0.0382in" fo:border="none"/>
    </style:style>
    <style:style style:name="Table4.B2" style:family="table-cell">
      <style:table-cell-properties fo:padding="0.0382in" fo:border-left="none" fo:border-right="none" fo:border-top="none" fo:border-bottom="0.05pt solid #000000"/>
    </style:style>
    <style:style style:name="Table4.A3" style:family="table-cell">
      <style:table-cell-properties fo:padding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10dd91" officeooo:paragraph-rsid="0010dd91"/>
    </style:style>
    <style:style style:name="P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officeooo:rsid="0016d294" officeooo:paragraph-rsid="0016d294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officeooo:rsid="00241bd5" officeooo:paragraph-rsid="00241bd5"/>
    </style:style>
    <style:style style:name="P7" style:family="paragraph" style:parent-style-name="Standard" style:list-style-name="L1">
      <style:text-properties officeooo:rsid="00267549" officeooo:paragraph-rsid="00267549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/>
      <style:text-properties fo:font-size="12pt" officeooo:rsid="000da979" officeooo:paragraph-rsid="00253c10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fo:font-size="12pt" officeooo:rsid="00253c10" officeooo:paragraph-rsid="00253c10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53c10" officeooo:paragraph-rsid="00253c10" style:font-size-asian="12pt" style:font-size-complex="12pt"/>
    </style:style>
    <style:style style:name="P12" style:family="paragraph" style:parent-style-name="Standard" style:list-style-name="L2">
      <style:paragraph-properties fo:margin-top="0in" fo:margin-bottom="0in" loext:contextual-spacing="false"/>
      <style:text-properties fo:font-size="12pt" officeooo:rsid="00267549" officeooo:paragraph-rsid="002b5041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officeooo:rsid="0027e0a9" officeooo:paragraph-rsid="0027e0a9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font-size="12pt" officeooo:rsid="0027e0a9" officeooo:paragraph-rsid="002954fe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2954fe" officeooo:paragraph-rsid="002954fe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/>
      <style:text-properties fo:font-size="12pt" officeooo:rsid="000eecf0" officeooo:paragraph-rsid="002cc670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/>
      <style:text-properties fo:font-size="12pt" officeooo:rsid="002cc670" officeooo:paragraph-rsid="002cc670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fo:font-size="12pt" fo:font-weight="bold" officeooo:rsid="0016d294" officeooo:paragraph-rsid="0016d29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2pt" style:text-underline-style="none" officeooo:rsid="0025b6b6" officeooo:paragraph-rsid="0025b6b6" style:font-size-asian="12pt" style:font-size-complex="12pt"/>
    </style:style>
    <style:style style:name="P20" style:family="paragraph" style:parent-style-name="Standard" style:list-style-name="L2">
      <style:paragraph-properties fo:margin-top="0in" fo:margin-bottom="0in" loext:contextual-spacing="false"/>
      <style:text-properties officeooo:paragraph-rsid="002b5041"/>
    </style:style>
    <style:style style:name="P21" style:family="paragraph" style:parent-style-name="Standard" style:list-style-name="L2">
      <style:paragraph-properties fo:margin-top="0in" fo:margin-bottom="0in" loext:contextual-spacing="false"/>
      <style:text-properties officeooo:paragraph-rsid="002cc670"/>
    </style:style>
    <style:style style:name="P22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1abf97" officeooo:paragraph-rsid="002b1cb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font-name="Linux Libertine O1" fo:font-size="12pt" fo:font-weight="normal" officeooo:rsid="002b1cb7" officeooo:paragraph-rsid="002b1cb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font-name="Linux Libertine O1" fo:font-size="12pt" fo:font-weight="bold" officeooo:rsid="00267549" officeooo:paragraph-rsid="002b5041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margin-top="0in" fo:margin-bottom="0in" loext:contextual-spacing="false"/>
      <style:text-properties officeooo:rsid="002b5041" officeooo:paragraph-rsid="002b5041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 Mono" fo:font-size="12pt" officeooo:rsid="002cc670" officeooo:paragraph-rsid="002cc670" style:font-size-asian="12pt" style:font-size-complex="12pt"/>
    </style:style>
    <style:style style:name="P27" style:family="paragraph" style:parent-style-name="Standard" style:list-style-name="L2">
      <style:paragraph-properties fo:margin-top="0in" fo:margin-bottom="0in" loext:contextual-spacing="false"/>
      <style:text-properties style:font-name="Linux Libertine O1" fo:font-size="12pt" style:text-underline-style="none" officeooo:rsid="002eb1b2" officeooo:paragraph-rsid="002eb1b2" style:font-size-asian="12pt" style:font-size-complex="12pt"/>
    </style:style>
    <style:style style:name="P28" style:family="paragraph" style:parent-style-name="Standard">
      <style:paragraph-properties fo:margin-top="0in" fo:margin-bottom="0in" loext:contextual-spacing="false" fo:break-before="page"/>
      <style:text-properties fo:font-size="12pt" officeooo:rsid="00267549" officeooo:paragraph-rsid="0026754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53c10" officeooo:paragraph-rsid="00253c1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7e0a9" officeooo:paragraph-rsid="002b504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b1cb7" officeooo:paragraph-rsid="002b1cb7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Ubuntu Mono" officeooo:rsid="000eecf0" officeooo:paragraph-rsid="00253c10"/>
    </style:style>
    <style:style style:name="P33" style:family="paragraph" style:parent-style-name="Table_20_Contents">
      <style:paragraph-properties fo:text-align="center" style:justify-single-word="false"/>
      <style:text-properties style:font-name="Ubuntu Mono" officeooo:rsid="00253c10" officeooo:paragraph-rsid="00253c10"/>
    </style:style>
    <style:style style:name="P34" style:family="paragraph" style:parent-style-name="Table_20_Contents">
      <style:paragraph-properties fo:text-align="center" style:justify-single-word="false"/>
      <style:text-properties style:font-name="Ubuntu Mono" officeooo:rsid="00253c10" officeooo:paragraph-rsid="002b5041"/>
    </style:style>
    <style:style style:name="P35" style:family="paragraph" style:parent-style-name="Table_20_Contents">
      <style:paragraph-properties fo:text-align="start" style:justify-single-word="false"/>
      <style:text-properties style:font-name="Ubuntu Mono" officeooo:rsid="002b5041" officeooo:paragraph-rsid="002b5041"/>
    </style:style>
    <style:style style:name="P36" style:family="paragraph" style:parent-style-name="Table_20_Contents">
      <style:paragraph-properties fo:text-align="center" style:justify-single-word="false"/>
      <style:text-properties style:font-name="Ubuntu Mono" officeooo:rsid="00253c10" officeooo:paragraph-rsid="00253c10"/>
    </style:style>
    <style:style style:name="P37" style:family="paragraph" style:parent-style-name="Table_20_Contents">
      <style:paragraph-properties fo:text-align="center" style:justify-single-word="false"/>
      <style:text-properties style:font-name="Ubuntu Mono" officeooo:rsid="00253c10" officeooo:paragraph-rsid="002b1cb7"/>
    </style:style>
    <style:style style:name="P38" style:family="paragraph" style:parent-style-name="Table_20_Contents">
      <style:paragraph-properties fo:text-align="center" style:justify-single-word="false"/>
      <style:text-properties style:font-name="Ubuntu Mono" officeooo:rsid="000eecf0" officeooo:paragraph-rsid="00253c10"/>
    </style:style>
    <style:style style:name="P39" style:family="paragraph" style:parent-style-name="Table_20_Contents">
      <style:paragraph-properties fo:text-align="center" style:justify-single-word="false"/>
      <style:text-properties style:font-name="Ubuntu Mono" officeooo:rsid="0025b6b6" officeooo:paragraph-rsid="0025b6b6"/>
    </style:style>
    <style:style style:name="P40" style:family="paragraph" style:parent-style-name="Table_20_Contents">
      <style:paragraph-properties fo:text-align="center" style:justify-single-word="false"/>
      <style:text-properties style:font-name="Ubuntu Mono" officeooo:rsid="0027e0a9" officeooo:paragraph-rsid="002b5041"/>
    </style:style>
    <style:style style:name="P41" style:family="paragraph" style:parent-style-name="Table_20_Contents">
      <style:paragraph-properties fo:text-align="center" style:justify-single-word="false"/>
      <style:text-properties style:font-name="Ubuntu Mono" officeooo:rsid="002b1cb7" officeooo:paragraph-rsid="002b1cb7"/>
    </style:style>
    <style:style style:name="P42" style:family="paragraph" style:parent-style-name="Table_20_Contents">
      <style:paragraph-properties fo:text-align="center" style:justify-single-word="false"/>
      <style:text-properties style:font-name="Ubuntu Mono" officeooo:rsid="002b1cb7" officeooo:paragraph-rsid="002b5041"/>
    </style:style>
    <style:style style:name="P43" style:family="paragraph" style:parent-style-name="Table_20_Contents">
      <style:paragraph-properties fo:text-align="center" style:justify-single-word="false"/>
      <style:text-properties style:font-name="Ubuntu Mono" officeooo:rsid="002cf0d7" officeooo:paragraph-rsid="002cf0d7"/>
    </style:style>
    <style:style style:name="P44" style:family="paragraph" style:parent-style-name="Table_20_Contents">
      <style:paragraph-properties fo:text-align="center" style:justify-single-word="false"/>
      <style:text-properties style:font-name="Linux Libertine O1" officeooo:rsid="00253c10" officeooo:paragraph-rsid="002b1cb7"/>
    </style:style>
    <style:style style:name="P45" style:family="paragraph" style:parent-style-name="Table_20_Contents">
      <style:paragraph-properties fo:text-align="center" style:justify-single-word="false"/>
      <style:text-properties style:font-name="Linux Libertine O1" officeooo:rsid="000eecf0" officeooo:paragraph-rsid="002b1cb7"/>
    </style:style>
    <style:style style:name="P46" style:family="paragraph" style:parent-style-name="Table_20_Contents">
      <style:paragraph-properties fo:text-align="center" style:justify-single-word="false"/>
      <style:text-properties style:font-name="Linux Libertine O1" officeooo:rsid="002b1cb7" officeooo:paragraph-rsid="002b1cb7"/>
    </style:style>
    <style:style style:name="P47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align="center" fo:text-indent="0in"/>
    </style:style>
    <style:style style:name="P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align="start" fo:text-indent="0in"/>
    </style:style>
    <style:style style:name="P52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indent="0in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imSun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officeooo:rsid="00215973"/>
    </style:style>
    <style:style style:name="T5" style:family="text">
      <style:text-properties style:font-name="Avenir Next" fo:font-size="11pt" officeooo:rsid="000ef2aa" style:font-size-asian="11pt" style:font-size-complex="11pt"/>
    </style:style>
    <style:style style:name="T6" style:family="text">
      <style:text-properties style:font-name="Avenir Next" fo:font-size="11pt" officeooo:rsid="002cc670" style:font-size-asian="11pt" style:font-size-complex="11pt"/>
    </style:style>
    <style:style style:name="T7" style:family="text">
      <style:text-properties style:font-name="Avenir Next" fo:font-size="11pt" fo:font-style="normal" style:font-size-asian="11pt" style:font-style-asian="normal" style:font-size-complex="11pt" style:font-style-complex="normal"/>
    </style:style>
    <style:style style:name="T8" style:family="text">
      <style:text-properties style:font-name="Avenir Next" fo:font-size="11pt" fo:font-style="normal" officeooo:rsid="002b1cb7" style:font-size-asian="11pt" style:font-style-asian="normal" style:font-size-complex="11pt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54fe" style:font-weight-asian="bold" style:font-weight-complex="bold"/>
    </style:style>
    <style:style style:name="T12" style:family="text">
      <style:text-properties style:font-name="Ubuntu Mono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5041" style:font-style-asian="italic" style:font-style-complex="italic"/>
    </style:style>
    <style:style style:name="T15" style:family="text">
      <style:text-properties fo:font-style="italic" officeooo:rsid="002cc670" style:font-style-asian="italic" style:font-style-complex="italic"/>
    </style:style>
    <style:style style:name="T16" style:family="text">
      <style:text-properties fo:font-style="italic" fo:font-weight="normal" officeooo:rsid="002cf0d7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eee67" style:font-style-asian="normal" style:font-style-complex="normal"/>
    </style:style>
    <style:style style:name="T19" style:family="text">
      <style:text-properties fo:font-style="normal" officeooo:rsid="00267549" style:font-style-asian="normal" style:font-style-complex="normal"/>
    </style:style>
    <style:style style:name="T20" style:family="text">
      <style:text-properties fo:font-style="normal" officeooo:rsid="002954fe" style:font-style-asian="normal" style:font-style-complex="normal"/>
    </style:style>
    <style:style style:name="T21" style:family="text">
      <style:text-properties fo:font-style="normal" officeooo:rsid="002cc670" style:font-style-asian="normal" style:font-style-complex="normal"/>
    </style:style>
    <style:style style:name="T22" style:family="text">
      <style:text-properties fo:font-style="normal" officeooo:rsid="00315680" style:font-style-asian="normal" style:font-style-complex="normal"/>
    </style:style>
    <style:style style:name="T23" style:family="text">
      <style:text-properties fo:font-style="normal" fo:font-weight="normal" officeooo:rsid="002cf0d7" style:font-style-asian="normal" style:font-weight-asian="normal" style:font-style-complex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Linux Libertine O" fo:font-style="normal" style:font-style-asian="normal" style:font-style-complex="normal"/>
    </style:style>
    <style:style style:name="T26" style:family="text">
      <style:text-properties style:font-name="Linux Libertine O" fo:font-style="normal" style:font-style-asian="normal" style:font-style-complex="normal" style:text-overline-style="solid" style:text-overline-width="auto" style:text-overline-color="font-color"/>
    </style:style>
    <style:style style:name="T27" style:family="text">
      <style:text-properties style:font-name="Linux Libertine O" fo:font-style="normal" style:font-name-asian="SimSun" style:font-style-asian="normal" style:font-name-complex="Lucida Sans" style:font-style-complex="normal"/>
    </style:style>
    <style:style style:name="T28" style:family="text">
      <style:text-properties style:font-name="Linux Libertine O1" fo:font-weight="bold" style:font-weight-asian="bold" style:font-weight-complex="bold"/>
    </style:style>
    <style:style style:name="T29" style:family="text">
      <style:text-properties officeooo:rsid="001eee67"/>
    </style:style>
    <style:style style:name="T30" style:family="text">
      <style:text-properties officeooo:rsid="00253c10"/>
    </style:style>
    <style:style style:name="T31" style:family="text">
      <style:text-properties style:font-name="Ubuntu Mono" officeooo:rsid="00253c10"/>
    </style:style>
    <style:style style:name="T32" style:family="text">
      <style:text-properties style:font-name="Ubuntu Mono" officeooo:rsid="0027e0a9"/>
    </style:style>
    <style:style style:name="T33" style:family="text">
      <style:text-properties style:font-name="Ubuntu Mono" fo:font-weight="normal" officeooo:rsid="002cf0d7" style:font-weight-asian="normal" style:font-weight-complex="normal"/>
    </style:style>
    <style:style style:name="T34" style:family="text">
      <style:text-properties style:font-name="Linux Libertine O1"/>
    </style:style>
    <style:style style:name="T35" style:family="text">
      <style:text-properties style:font-name="Linux Libertine O1" officeooo:rsid="00253c10"/>
    </style:style>
    <style:style style:name="T36" style:family="text">
      <style:text-properties style:font-name="Linux Libertine O1" fo:font-weight="normal" officeooo:rsid="002cf0d7" style:font-weight-asian="normal" style:font-weight-complex="normal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Linux Libertine O" fo:font-style="normal" style:font-name-asian="SimSun" style:font-style-asian="normal" style:font-name-complex="Lucida Sans" style:font-style-complex="normal"/>
    </style:style>
    <style:style style:name="T39" style:family="text">
      <style:text-properties style:text-position="super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40" style:family="text">
      <style:text-properties style:text-position="super 58%" style:font-name="Linux Libertine O" fo:font-style="normal" officeooo:rsid="002cc670" style:font-style-asian="normal" style:font-style-complex="normal"/>
    </style:style>
    <style:style style:name="T41" style:family="text">
      <style:text-properties style:text-position="super 58%" style:font-name="Linux Libertine O" fo:font-style="italic" officeooo:rsid="002cc670" style:font-style-asian="italic" style:font-style-complex="italic"/>
    </style:style>
    <style:style style:name="T42" style:family="text">
      <style:text-properties style:text-position="super 58%" fo:font-style="italic" officeooo:rsid="002b5041" style:font-style-asian="italic" style:font-style-complex="italic"/>
    </style:style>
    <style:style style:name="T43" style:family="text">
      <style:text-properties style:text-position="super 58%" fo:font-style="italic" officeooo:rsid="002cc670" style:font-style-asian="italic" style:font-style-complex="italic"/>
    </style:style>
    <style:style style:name="T44" style:family="text">
      <style:text-properties style:font-name="Linux Libertine O"/>
    </style:style>
    <style:style style:name="T45" style:family="text">
      <style:text-properties style:font-name="Linux Libertine O" fo:font-style="normal" style:font-name-asian="Linux Libertine O" style:font-style-asian="normal" style:font-name-complex="Linux Libertine O" style:font-style-complex="normal"/>
    </style:style>
    <style:style style:name="T46" style:family="text">
      <style:text-properties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47" style:family="text">
      <style:text-properties style:font-name="Linux Libertine O" fo:font-style="normal" style:font-style-asian="normal" style:font-style-complex="normal"/>
    </style:style>
    <style:style style:name="T48" style:family="text">
      <style:text-properties style:font-name="Linux Libertine O" fo:font-style="normal" style:font-name-asian="SimSun" style:font-style-asian="normal" style:font-name-complex="Lucida Sans" style:font-style-complex="normal"/>
    </style:style>
    <style:style style:name="T49" style:family="text">
      <style:text-properties fo:color="#999999"/>
    </style:style>
    <style:style style:name="T50" style:family="text">
      <style:text-properties fo:color="#999999" style:font-name="Linux Libertine O"/>
    </style:style>
    <style:style style:name="T51" style:family="text">
      <style:text-properties fo:color="#999999" style:text-position="super 58%"/>
    </style:style>
    <style:style style:name="T52" style:family="text">
      <style:text-properties style:font-name="Ubuntu Mono1"/>
    </style:style>
    <style:style style:name="T53" style:family="text">
      <style:text-properties style:font-name="Ubuntu Mono1" officeooo:rsid="00253c10"/>
    </style:style>
    <style:style style:name="T54" style:family="text">
      <style:text-properties style:font-name="Ubuntu Mono1" officeooo:rsid="0025b6b6"/>
    </style:style>
    <style:style style:name="T55" style:family="text">
      <style:text-properties style:font-name="Ubuntu Mono1" officeooo:rsid="002b1cb7"/>
    </style:style>
    <style:style style:name="T56" style:family="text">
      <style:text-properties officeooo:rsid="0025b6b6"/>
    </style:style>
    <style:style style:name="T57" style:family="text">
      <style:text-properties officeooo:rsid="00267549"/>
    </style:style>
    <style:style style:name="T58" style:family="text">
      <style:text-properties officeooo:rsid="0027e0a9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954fe" style:font-weight-asian="normal" style:font-weight-complex="normal"/>
    </style:style>
    <style:style style:name="T61" style:family="text">
      <style:text-properties fo:font-weight="normal" officeooo:rsid="002b1cb7" style:font-weight-asian="normal" style:font-weight-complex="normal"/>
    </style:style>
    <style:style style:name="T62" style:family="text">
      <style:text-properties fo:font-weight="normal" officeooo:rsid="002cf0d7" style:font-weight-asian="normal" style:font-weight-complex="normal"/>
    </style:style>
    <style:style style:name="T63" style:family="text">
      <style:text-properties style:text-position="sub 58%" style:font-name="Linux Libertine O" fo:font-style="normal" style:font-name-asian="SimSun" style:font-style-asian="normal" style:font-name-complex="Lucida Sans" style:font-style-complex="normal"/>
    </style:style>
    <style:style style:name="T64" style:family="text">
      <style:text-properties style:text-position="sub 58%" style:font-name="Linux Libertine O" fo:font-style="normal" officeooo:rsid="002954fe" style:font-name-asian="Linux Libertine O" style:font-style-asian="normal" style:font-name-complex="Linux Libertine O" style:font-style-complex="normal"/>
    </style:style>
    <style:style style:name="T65" style:family="text">
      <style:text-properties style:text-position="sub 58%" style:font-name="Linux Libertine O" fo:font-style="normal" officeooo:rsid="002cc670" style:font-style-asian="normal" style:font-style-complex="normal"/>
    </style:style>
    <style:style style:name="T66" style:family="text">
      <style:text-properties style:text-position="sub 58%" style:font-name="Linux Libertine O" fo:font-style="italic" officeooo:rsid="002cc670" style:font-style-asian="italic" style:font-style-complex="italic"/>
    </style:style>
    <style:style style:name="T67" style:family="text">
      <style:text-properties officeooo:rsid="002b5041"/>
    </style:style>
    <style:style style:name="T68" style:family="text">
      <style:text-properties style:text-position="0% 100%" fo:font-style="italic" officeooo:rsid="002b5041" style:font-style-asian="italic" style:font-style-complex="italic"/>
    </style:style>
    <style:style style:name="T69" style:family="text">
      <style:text-properties style:text-position="0% 100%" style:font-name="Ubuntu Mono" fo:font-size="16pt" fo:font-style="normal" style:text-underline-style="solid" style:text-underline-width="auto" style:text-underline-color="font-color" officeooo:rsid="0011cd0f" style:font-size-asian="14pt" style:font-style-asian="normal" style:font-size-complex="16pt" style:font-style-complex="normal"/>
    </style:style>
    <style:style style:name="T70" style:family="text">
      <style:text-properties style:text-position="0% 100%" style:font-name="Linux Libertine O" fo:font-style="italic" officeooo:rsid="002cc670" style:font-style-asian="italic" style:font-style-complex="italic"/>
    </style:style>
    <style:style style:name="T71" style:family="text">
      <style:text-properties style:text-position="0% 100%" style:font-name="Linux Libertine O" fo:font-style="normal" officeooo:rsid="002cc670" style:font-style-asian="normal" style:font-style-complex="normal"/>
    </style:style>
    <style:style style:name="T72" style:family="text">
      <style:text-properties style:text-position="0% 100%" fo:font-style="normal" style:font-style-asian="normal" style:font-style-complex="normal"/>
    </style:style>
    <style:style style:name="T73" style:family="text">
      <style:text-properties style:text-position="0% 100%" fo:font-style="normal" officeooo:rsid="002cc670" style:font-style-asian="normal" style:font-style-complex="normal"/>
    </style:style>
    <style:style style:name="T74" style:family="text">
      <style:text-properties style:text-position="0% 100%" fo:font-style="normal" officeooo:rsid="0011cd0f" style:font-style-asian="normal" style:font-style-complex="normal"/>
    </style:style>
    <style:style style:name="T75" style:family="text">
      <style:text-properties style:text-position="0% 100%" fo:font-style="normal" style:text-underline-style="solid" style:text-underline-width="auto" style:text-underline-color="font-color" officeooo:rsid="0011cd0f" style:font-style-asian="normal" style:font-style-complex="normal"/>
    </style:style>
    <style:style style:name="T76" style:family="text">
      <style:text-properties style:text-position="0% 100%" fo:font-size="16pt" fo:font-style="normal" style:text-underline-style="solid" style:text-underline-width="auto" style:text-underline-color="font-color" officeooo:rsid="0011cd0f" style:font-size-asian="14pt" style:font-style-asian="normal" style:font-size-complex="16pt" style:font-style-complex="normal"/>
    </style:style>
    <style:style style:name="T77" style:family="text">
      <style:text-properties style:text-position="0% 100%" style:font-name="Ubuntu Mono" fo:font-style="normal" officeooo:rsid="0011cd0f" style:font-style-asian="normal" style:font-style-complex="normal"/>
    </style:style>
    <style:style style:name="T78" style:family="text">
      <style:text-properties officeooo:rsid="002cc670"/>
    </style:style>
    <style:style style:name="T79" style:family="text">
      <style:text-properties officeooo:rsid="000ef2aa"/>
    </style:style>
    <style:style style:name="T80" style:family="text">
      <style:text-properties officeooo:rsid="00315680"/>
    </style:style>
    <style:style style:name="T81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3f90" style:text-outline="false" style:text-line-through-style="none" style:text-line-through-type="none" style:font-name="Webdings" fo:font-size="96pt" fo:font-style="normal" fo:text-shadow="none" style:text-underline-style="none" fo:font-weight="normal" style:letter-kerning="true" style:font-name-asian="Webdings" style:font-size-asian="96pt" style:font-style-asian="normal" style:font-weight-asian="normal" style:font-name-complex="Webdings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25in" fo:text-indent="-0.7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25in" fo:text-indent="-1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25in" fo:text-indent="-1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25in" fo:text-indent="-1.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25in" fo:text-indent="-1.7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25in" fo:text-indent="-2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25in" fo:text-indent="-2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25in" fo:text-indent="-2.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25in" fo:text-indent="-2.7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ffff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none" draw:fill-color="#00d8ff" draw:textarea-horizontal-align="justify" draw:textarea-vertical-align="middle" draw:auto-grow-height="false" fo:min-height="0.6307in" fo:min-width="1.5425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0" draw:style-name="gr1"><draw:custom-shape draw:style-name="gr2" draw:text-style-name="P47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48" svg:width="2.0004in" svg:height="2.5004in" svg:x="0.0937in" svg:y="0.1366in"><text:p/><draw:enhanced-geometry svg:viewBox="0 0 21600 21600" draw:type="rectangle" draw:enhanced-path="M 0 0 L 21600 0 21600 21600 0 21600 0 0 Z N"/></draw:custom-shape><draw:custom-shape draw:style-name="gr4" draw:text-style-name="P48" svg:width="1.7594in" svg:height="0.7504in" svg:x="0.2138in" svg:y="0.2744in"><text:p/><draw:enhanced-geometry svg:viewBox="0 0 21600 21600" draw:type="rectangle" draw:enhanced-path="M 0 0 L 21600 0 21600 21600 0 21600 0 0 Z N"/></draw:custom-shape><draw:frame draw:style-name="gr5" draw:text-style-name="P50" svg:width="1.7004in" svg:height="0.7831in" svg:x="0.2437in" svg:y="0.2917in"><draw:text-box><text:p text:style-name="P49"><text:span text:style-name="T81">CS</text:span><text:span text:style-name="T82">101</text:span></text:p></draw:text-box></draw:frame><draw:custom-shape draw:style-name="gr6" draw:text-style-name="P52" svg:width="0.7803in" svg:height="0.2004in" svg:x="0.2138in" svg:y="1.0244in"><text:p text:style-name="P51"><text:span text:style-name="T83">lab02</text:span></text:p><draw:enhanced-geometry svg:viewBox="0 0 21600 21600" draw:type="rectangle" draw:enhanced-path="M 0 0 L 21600 0 21600 21600 0 21600 0 0 Z N"/></draw:custom-shape><draw:frame draw:style-name="gr7" draw:text-style-name="P54" svg:width="0.9504in" svg:height="1.4331in" svg:x="1.0591in" svg:y="1.2571in"><draw:text-box><text:p text:style-name="P53"><text:span text:style-name="T84"></text:span></text:p></draw:text-box></draw:frame></draw:g><text:span text:style-name="T10"> Name:________________________________<text:tab/>Section:</text:span><text:span text:style-name="T9">__AY____</text:span></text:p>
      <text:p text:style-name="P4"/>
      <text:p text:style-name="P2"><text:span text:style-name="T10"><text:s/>Objectives</text:span></text:p>
      <text:list xml:id="list596480851068403175" text:style-name="L1">
        <text:list-item>
          <text:p text:style-name="P7">Explain how Python uses types to characterize information.</text:p>
        </text:list-item>
        <text:list-item>
          <text:p text:style-name="P6">Use expressions to calculate mathematical quantities.</text:p>
        </text:list-item>
        <text:list-item>
          <text:p text:style-name="P6">Understand how operators <text:span text:style-name="T57">work for different data types</text:span>.</text:p>
        </text:list-item>
      </text:list>
      <text:p text:style-name="P5"/>
      <text:p text:style-name="P5"><text:s/><text:span text:style-name="T30">Python Family Values</text:span></text:p>
      <text:p text:style-name="P9"><text:s/><text:span text:style-name="T30">At the hardware level, computers know only bits (</text:span><text:span text:style-name="T31">0</text:span><text:span text:style-name="T30">s and </text:span><text:span text:style-name="T31">1</text:span><text:span text:style-name="T30">s) and </text:span></text:p>
      <text:p text:style-name="P9"><text:span text:style-name="T30"><text:s/>bytes (collections of eight bits). <text:s/>Clearly for most purposes we </text:span></text:p>
      <text:p text:style-name="P9"><text:span text:style-name="T30"><text:s/>require a much higher level of expression—words, images, programs.</text:span></text:p>
      <text:p text:style-name="P9"><text:s/><text:span text:style-name="T30">To create these, we have to interpret the raw bytes according to </text:span></text:p>
      <text:p text:style-name="P9"><text:span text:style-name="T30"><text:s/>certain rules.</text:span></text:p>
      <text:p text:style-name="P9"><text:s/></text:p>
      <text:p text:style-name="P9"><text:s/><text:span text:style-name="T30">For instance, consider the byte of data written as □□■□■■□■ or </text:span></text:p>
      <text:p text:style-name="P9"><text:span text:style-name="T35"><text:s/></text:span><text:span text:style-name="T31">00101101</text:span><text:span text:style-name="T30">. <text:s/>We can interpret this numerically by adding the following values together:</text:span></text:p>
      <text:p text:style-name="P11">□<text:tab/>□<text:tab/>■<text:tab/>□<text:tab/>■<text:tab/>■<text:tab/>□<text:tab/>■</text:p>
      <text:p text:style-name="P11">2<text:span text:style-name="T37">7<text:tab/></text:span>2<text:span text:style-name="T37">6<text:tab/></text:span>2<text:span text:style-name="T37">5<text:tab/></text:span>2<text:span text:style-name="T37">4<text:tab/></text:span>2<text:span text:style-name="T37">3<text:tab/></text:span>2<text:span text:style-name="T37">2<text:tab/></text:span>2<text:span text:style-name="T37">1<text:tab/></text:span>2<text:span text:style-name="T37">0</text:span> </text:p>
      <text:p text:style-name="P11"><text:span text:style-name="T49">0</text:span><text:span text:style-name="T50">×</text:span><text:span text:style-name="T49">2</text:span><text:span text:style-name="T51">7</text:span><text:span text:style-name="T49"> + <text:tab/>0</text:span><text:span text:style-name="T50">×</text:span><text:span text:style-name="T49">2</text:span><text:span text:style-name="T51">6</text:span><text:span text:style-name="T49"> + <text:tab/></text:span>1<text:span text:style-name="T44">×</text:span>2<text:span text:style-name="T37">5</text:span> + <text:tab/><text:span text:style-name="T49">0</text:span><text:span text:style-name="T50">×</text:span><text:span text:style-name="T49">2</text:span><text:span text:style-name="T51">4</text:span><text:span text:style-name="T49"> + <text:tab/></text:span>1<text:span text:style-name="T44">×</text:span>2<text:span text:style-name="T37">3</text:span> + <text:tab/>1<text:span text:style-name="T44">×</text:span>2<text:span text:style-name="T37">2</text:span> + <text:tab/><text:span text:style-name="T49">0</text:span><text:span text:style-name="T50">×</text:span><text:span text:style-name="T49">2</text:span><text:span text:style-name="T51">1</text:span><text:span text:style-name="T49"> + <text:tab/></text:span>1<text:span text:style-name="T44">×</text:span>2<text:span text:style-name="T37">0</text:span></text:p>
      <text:p text:style-name="P11"><text:span text:style-name="T49"><text:tab/>0 <text:s text:c="5"/>+ <text:tab/>0 <text:s text:c="5"/>+ <text:tab/> <text:s/></text:span><text:span text:style-name="T44">3</text:span>2 <text:s/>+ <text:tab/><text:span text:style-name="T49">0 <text:s text:c="5"/>+ <text:tab/> <text:s text:c="3"/></text:span><text:span text:style-name="T44">8</text:span> <text:s/>+ <text:tab/> <text:s text:c="3"/><text:span text:style-name="T44">4</text:span> <text:s/>+ <text:tab/><text:span text:style-name="T49">0 <text:s text:c="5"/>+ <text:tab/> <text:s text:c="3"/></text:span>1<text:tab/>= 45</text:p>
      <text:p text:style-name="P10">So 45 is the <text:span text:style-name="T13">integer</text:span><text:span text:style-name="T17"> value of this byte. <text:s/>If we want to interpret </text:span><text:span text:style-name="T19">the byte</text:span><text:span text:style-name="T17"> as a character (part of a string), then we use a character table. <text:s/>(These have hundreds or thousands of entries; we show a portion.)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9">Decimal Value</text:p>
          </table:table-cell>
          <table:table-cell table:style-name="Table1.A1" office:value-type="string">
            <text:p text:style-name="P29">Character</text:p>
          </table:table-cell>
          <table:table-cell table:style-name="Table1.A1" office:value-type="string">
            <text:p text:style-name="P29">Decimal Value</text:p>
          </table:table-cell>
          <table:table-cell table:style-name="Table1.A1" office:value-type="string">
            <text:p text:style-name="P29">Character</text:p>
          </table:table-cell>
        </table:table-row>
        <table:table-row>
          <table:table-cell table:style-name="Table1.A1" office:value-type="string">
            <text:p text:style-name="P33">40</text:p>
          </table:table-cell>
          <table:table-cell table:style-name="Table1.A1" office:value-type="string">
            <text:p text:style-name="P33"><text:span text:style-name="T52">'</text:span>(<text:span text:style-name="T52">'</text:span></text:p>
          </table:table-cell>
          <table:table-cell table:style-name="Table1.A1" office:value-type="string">
            <text:p text:style-name="P33">51</text:p>
          </table:table-cell>
          <table:table-cell table:style-name="Table1.A1" office:value-type="string">
            <text:p text:style-name="P33"><text:span text:style-name="T52">'</text:span>3<text:span text:style-name="T52">'</text:span></text:p>
          </table:table-cell>
        </table:table-row>
        <table:table-row>
          <table:table-cell table:style-name="Table1.A1" office:value-type="string">
            <text:p text:style-name="P33">41</text:p>
          </table:table-cell>
          <table:table-cell table:style-name="Table1.A1" office:value-type="string">
            <text:p text:style-name="P33"><text:span text:style-name="T52">'</text:span>)<text:span text:style-name="T52">'</text:span></text:p>
          </table:table-cell>
          <table:table-cell table:style-name="Table1.A1" office:value-type="string">
            <text:p text:style-name="P33">52</text:p>
          </table:table-cell>
          <table:table-cell table:style-name="Table1.A1" office:value-type="string">
            <text:p text:style-name="P33"><text:span text:style-name="T52">'</text:span>4<text:span text:style-name="T52">'</text:span></text:p>
          </table:table-cell>
        </table:table-row>
        <table:table-row>
          <table:table-cell table:style-name="Table1.A1" office:value-type="string">
            <text:p text:style-name="P33">42</text:p>
          </table:table-cell>
          <table:table-cell table:style-name="Table1.A1" office:value-type="string">
            <text:p text:style-name="P32"><text:span text:style-name="T53">'</text:span>*<text:span text:style-name="T53">'</text:span></text:p>
          </table:table-cell>
          <table:table-cell table:style-name="Table1.A1" office:value-type="string">
            <text:p text:style-name="P32"><text:span text:style-name="T30">5</text:span>3</text:p>
          </table:table-cell>
          <table:table-cell table:style-name="Table1.A1" office:value-type="string">
            <text:p text:style-name="P33"><text:span text:style-name="T52">'</text:span>5<text:span text:style-name="T52">'</text:span></text:p>
          </table:table-cell>
        </table:table-row>
        <table:table-row>
          <table:table-cell table:style-name="Table1.A1" office:value-type="string">
            <text:p text:style-name="P33">43</text:p>
          </table:table-cell>
          <table:table-cell table:style-name="Table1.A1" office:value-type="string">
            <text:p text:style-name="P33"><text:span text:style-name="T52">'</text:span>+<text:span text:style-name="T52">'</text:span></text:p>
          </table:table-cell>
          <table:table-cell table:style-name="Table1.A1" office:value-type="string">
            <text:p text:style-name="P32"><text:span text:style-name="T30">5</text:span>4</text:p>
          </table:table-cell>
          <table:table-cell table:style-name="Table1.A1" office:value-type="string">
            <text:p text:style-name="P33"><text:span text:style-name="T52">'</text:span>6<text:span text:style-name="T52">'</text:span></text:p>
          </table:table-cell>
        </table:table-row>
        <table:table-row>
          <table:table-cell table:style-name="Table1.A1" office:value-type="string">
            <text:p text:style-name="P33">44</text:p>
          </table:table-cell>
          <table:table-cell table:style-name="Table1.A1" office:value-type="string">
            <text:p text:style-name="P32"><text:span text:style-name="T53">'</text:span>,<text:span text:style-name="T53">'</text:span></text:p>
          </table:table-cell>
          <table:table-cell table:style-name="Table1.A1" office:value-type="string">
            <text:p text:style-name="P32"><text:span text:style-name="T30">5</text:span>5</text:p>
          </table:table-cell>
          <table:table-cell table:style-name="Table1.A1" office:value-type="string">
            <text:p text:style-name="P33"><text:span text:style-name="T52">'</text:span>7<text:span text:style-name="T52">'</text:span></text:p>
          </table:table-cell>
        </table:table-row>
        <table:table-row>
          <table:table-cell table:style-name="Table1.A7" office:value-type="string">
            <text:p text:style-name="P33">45</text:p>
          </table:table-cell>
          <table:table-cell table:style-name="Table1.A7" office:value-type="string">
            <text:p text:style-name="P32"><text:span text:style-name="T53">'</text:span>-<text:span text:style-name="T53">'</text:span></text:p>
          </table:table-cell>
          <table:table-cell table:style-name="Table1.A1" office:value-type="string">
            <text:p text:style-name="P32"><text:span text:style-name="T30">5</text:span>6</text:p>
          </table:table-cell>
          <table:table-cell table:style-name="Table1.A1" office:value-type="string">
            <text:p text:style-name="P33"><text:span text:style-name="T52">'</text:span>8<text:span text:style-name="T52">'</text:span></text:p>
          </table:table-cell>
        </table:table-row>
        <table:table-row>
          <table:table-cell table:style-name="Table1.A1" office:value-type="string">
            <text:p text:style-name="P33">46</text:p>
          </table:table-cell>
          <table:table-cell table:style-name="Table1.A1" office:value-type="string">
            <text:p text:style-name="P32"><text:span text:style-name="T53">'</text:span>.<text:span text:style-name="T53">'</text:span></text:p>
          </table:table-cell>
          <table:table-cell table:style-name="Table1.A1" office:value-type="string">
            <text:p text:style-name="P32"><text:span text:style-name="T30">5</text:span>7</text:p>
          </table:table-cell>
          <table:table-cell table:style-name="Table1.A1" office:value-type="string">
            <text:p text:style-name="P33"><text:span text:style-name="T52">'</text:span>9<text:span text:style-name="T52">'</text:span></text:p>
          </table:table-cell>
        </table:table-row>
        <table:table-row>
          <table:table-cell table:style-name="Table1.A1" office:value-type="string">
            <text:p text:style-name="P33">47</text:p>
          </table:table-cell>
          <table:table-cell table:style-name="Table1.A1" office:value-type="string">
            <text:p text:style-name="P32"><text:span text:style-name="T53">'</text:span>/<text:span text:style-name="T53">'</text:span></text:p>
          </table:table-cell>
          <table:table-cell table:style-name="Table1.A1" office:value-type="string">
            <text:p text:style-name="P33">58</text:p>
          </table:table-cell>
          <table:table-cell table:style-name="Table1.A1" office:value-type="string">
            <text:p text:style-name="P33"><text:span text:style-name="T52">'</text:span>0<text:span text:style-name="T52">'</text:span></text:p>
          </table:table-cell>
        </table:table-row>
        <table:table-row>
          <table:table-cell table:style-name="Table1.A1" office:value-type="string">
            <text:p text:style-name="P33">48</text:p>
          </table:table-cell>
          <table:table-cell table:style-name="Table1.A1" office:value-type="string">
            <text:p text:style-name="P33"><text:span text:style-name="T52">'</text:span>0<text:span text:style-name="T52">'</text:span></text:p>
          </table:table-cell>
          <table:table-cell table:style-name="Table1.A1" office:value-type="string">
            <text:p text:style-name="P33">...</text:p>
          </table:table-cell>
          <table:table-cell table:style-name="Table1.A1" office:value-type="string">
            <text:p text:style-name="P32"><text:span text:style-name="T53">...</text:span></text:p>
          </table:table-cell>
        </table:table-row>
        <table:table-row>
          <table:table-cell table:style-name="Table1.A1" office:value-type="string">
            <text:p text:style-name="P33">49</text:p>
          </table:table-cell>
          <table:table-cell table:style-name="Table1.A1" office:value-type="string">
            <text:p text:style-name="P33"><text:span text:style-name="T52">'</text:span>1<text:span text:style-name="T52">'</text:span></text:p>
          </table:table-cell>
          <table:table-cell table:style-name="Table1.A1" office:value-type="string">
            <text:p text:style-name="P39">65</text:p>
          </table:table-cell>
          <table:table-cell table:style-name="Table1.A1" office:value-type="string">
            <text:p text:style-name="P32"><text:span text:style-name="T53">'</text:span><text:span text:style-name="T54">A</text:span><text:span text:style-name="T53">'</text:span></text:p>
          </table:table-cell>
        </table:table-row>
        <table:table-row>
          <table:table-cell table:style-name="Table1.A1" office:value-type="string">
            <text:p text:style-name="P33">50</text:p>
          </table:table-cell>
          <table:table-cell table:style-name="Table1.A1" office:value-type="string">
            <text:p text:style-name="P33"><text:span text:style-name="T52">'</text:span>2<text:span text:style-name="T52">'</text:span></text:p>
          </table:table-cell>
          <table:table-cell table:style-name="Table1.A1" office:value-type="string">
            <text:p text:style-name="P33">6<text:span text:style-name="T56">6</text:span></text:p>
          </table:table-cell>
          <table:table-cell table:style-name="Table1.A1" office:value-type="string">
            <text:p text:style-name="P33"><text:span text:style-name="T52">'</text:span><text:span text:style-name="T54">B</text:span><text:span text:style-name="T52">'</text:span></text:p>
          </table:table-cell>
        </table:table-row>
      </table:table>
      <text:p text:style-name="P19">The <text:span text:style-name="T13">data type</text:span><text:span text:style-name="T17"> is what tells Python </text:span><text:span text:style-name="T13">which</text:span><text:span text:style-name="T17"> rule to apply to the value, and thus whether you get an integer, a floating-point (scientific-notation) number, a character, a command, and so forth.</text:span></text:p>
      <text:p text:style-name="P9"/>
      <text:p text:style-name="P14"><text:span text:style-name="T10">Integers</text:span> are the whole numbers, positive and negative: <text:s/>…, –4, –3, –2, –1, 0, +1, +2, +3, …. <text:s/>One natural extension of integers are the <text:span text:style-name="T13">rational numbers</text:span><text:span text:style-name="T17">, numbers you can write as proportions or fractions: <text:s/>½ <text:s/>⅓ <text:s/></text:span><text:span text:style-name="T46">⅘ <text:s/>¹</text:span><text:span text:style-name="T39">,</text:span><text:span text:style-name="T46">⁰⁰⁰⁄₁</text:span><text:span text:style-name="T64">,</text:span><text:span text:style-name="T46">₀₀₁ <text:s/>⁸⁄₅</text:span><text:span text:style-name="T17">. <text:s/></text:span><text:span text:style-name="T20">If you think about it, decimal numbers like you’ve seen on a calculator are rational numbers written with respect to powers of 10:</text:span></text:p>
      <text:p text:style-name="P15"><text:span text:style-name="T20">¼</text:span><text:span text:style-name="T17"> = 0.25 = </text:span><text:span text:style-name="T25">²⁵⁄₁₀₀</text:span><text:span text:style-name="T25"><text:tab/>⅓ = 0.</text:span><text:span text:style-name="T26">3</text:span><text:span text:style-name="T25"> </text:span><text:span text:style-name="T45">≈</text:span><text:span text:style-name="T27"> 0.33333 = </text:span><text:span text:style-name="T27">³³</text:span><text:span text:style-name="T38">,</text:span><text:span text:style-name="T27">³³³⁄₁₀₀</text:span><text:span text:style-name="T63">,</text:span><text:span text:style-name="T27">₀₀₀</text:span></text:p>
      <text:p text:style-name="P13"><text:span text:style-name="T10">Floating-point numbers</text:span><text:span text:style-name="T59"> are </text:span><text:span text:style-name="T60">rational numbers written with respect to powers of ten, </text:span><text:span text:style-name="T62">including scientific notation (</text:span><text:span text:style-name="T16">e.g.</text:span><text:span text:style-name="T23">,</text:span><text:span text:style-name="T62"> </text:span><text:span text:style-name="T33">1e5</text:span><text:span text:style-name="T36"> = </text:span><text:span text:style-name="T33">10000.0</text:span><text:span text:style-name="T62">)</text:span><text:span text:style-name="T60">. <text:s/>Finally, </text:span><text:span text:style-name="T61">Python also supports</text:span><text:span text:style-name="T60"> </text:span><text:span text:style-name="T11">strings</text:span><text:span text:style-name="T60">, </text:span><text:span text:style-name="T61">as you have seen. <text:s/>These are the three basic data types of Python.</text:span></text:p>
      <text:p text:style-name="P9"/>
      <text:p text:style-name="P22">Turn <text:span text:style-name="T80">today’s lab exercise (on the back of this sheet)</text:span> in to your TA when you have completed it, <text:span text:style-name="T29">and then complete and submit </text:span><text:span text:style-name="T7">lab0</text:span><text:span text:style-name="T8">2</text:span><text:span text:style-name="T17"> </text:span><text:span text:style-name="T22">via Jupyter</text:span>.</text:p>
      <text:p text:style-name="P28"><text:span text:style-name="T28">Operators</text:span></text:p>
      <text:p text:style-name="P23">A partial table of Python operators follows, with the name of each operator.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Operator</text:p>
          </table:table-cell>
          <table:table-cell table:style-name="Table3.A1" office:value-type="string">
            <text:p text:style-name="P31">Numerical Operation</text:p>
          </table:table-cell>
          <table:table-cell table:style-name="Table3.A1" office:value-type="string">
            <text:p text:style-name="P31">String Operation</text:p>
          </table:table-cell>
        </table:table-row>
        <table:table-row>
          <table:table-cell table:style-name="Table3.A1" office:value-type="string">
            <text:p text:style-name="P41">+</text:p>
          </table:table-cell>
          <table:table-cell table:style-name="Table3.A1" office:value-type="string">
            <text:p text:style-name="P46">addition</text:p>
          </table:table-cell>
          <table:table-cell table:style-name="Table3.A1" office:value-type="string">
            <text:p text:style-name="P46">concatenation</text:p>
          </table:table-cell>
        </table:table-row>
        <table:table-row>
          <table:table-cell table:style-name="Table3.A1" office:value-type="string">
            <text:p text:style-name="P37">-</text:p>
          </table:table-cell>
          <table:table-cell table:style-name="Table3.A1" office:value-type="string">
            <text:p text:style-name="P46">subtraction</text:p>
          </table:table-cell>
          <table:table-cell table:style-name="Table3.A1" office:value-type="string">
            <text:p text:style-name="P44">—</text:p>
          </table:table-cell>
        </table:table-row>
        <table:table-row>
          <table:table-cell table:style-name="Table3.A1" office:value-type="string">
            <text:p text:style-name="P37">*</text:p>
          </table:table-cell>
          <table:table-cell table:style-name="Table3.A1" office:value-type="string">
            <text:p text:style-name="P46">multiplication</text:p>
          </table:table-cell>
          <table:table-cell table:style-name="Table3.A1" office:value-type="string">
            <text:p text:style-name="P46">repetition</text:p>
          </table:table-cell>
        </table:table-row>
        <table:table-row>
          <table:table-cell table:style-name="Table3.A1" office:value-type="string">
            <text:p text:style-name="P37">/</text:p>
          </table:table-cell>
          <table:table-cell table:style-name="Table3.A1" office:value-type="string">
            <text:p text:style-name="P46">division</text:p>
          </table:table-cell>
          <table:table-cell table:style-name="Table3.A1" office:value-type="string">
            <text:p text:style-name="P45">—</text:p>
          </table:table-cell>
        </table:table-row>
        <table:table-row>
          <table:table-cell table:style-name="Table3.A1" office:value-type="string">
            <text:p text:style-name="P37">**</text:p>
          </table:table-cell>
          <table:table-cell table:style-name="Table3.A1" office:value-type="string">
            <text:p text:style-name="P46">exponent</text:p>
          </table:table-cell>
          <table:table-cell table:style-name="Table3.A1" office:value-type="string">
            <text:p text:style-name="P45">—</text:p>
          </table:table-cell>
        </table:table-row>
        <table:table-row>
          <table:table-cell table:style-name="Table3.A7" office:value-type="string">
            <text:p text:style-name="P37">%</text:p>
          </table:table-cell>
          <table:table-cell table:style-name="Table3.A7" office:value-type="string">
            <text:p text:style-name="P46">modulus</text:p>
          </table:table-cell>
          <table:table-cell table:style-name="Table3.A1" office:value-type="string">
            <text:p text:style-name="P45">—</text:p>
          </table:table-cell>
        </table:table-row>
        <table:table-row>
          <table:table-cell table:style-name="Table3.A1" office:value-type="string">
            <text:p text:style-name="P41">=</text:p>
          </table:table-cell>
          <table:table-cell table:style-name="Table3.A1" office:value-type="string">
            <text:p text:style-name="P46">assignment</text:p>
          </table:table-cell>
          <table:table-cell table:style-name="Table3.A1" office:value-type="string">
            <text:p text:style-name="P46">assignment</text:p>
          </table:table-cell>
        </table:table-row>
        <table:table-row>
          <table:table-cell table:style-name="Table3.A1" office:value-type="string">
            <text:p text:style-name="P41">//</text:p>
          </table:table-cell>
          <table:table-cell table:style-name="Table3.A1" office:value-type="string">
            <text:p text:style-name="P46">floor division</text:p>
          </table:table-cell>
          <table:table-cell table:style-name="Table3.A1" office:value-type="string">
            <text:p text:style-name="P8">—</text:p>
          </table:table-cell>
        </table:table-row>
      </table:table>
      <text:p text:style-name="P17">Generally these behave as you would expect from using a graphing calculator. <text:s/>Parentheses may be used to clarify the order of operations.</text:p>
      <text:p text:style-name="P26">(1 + x) * 5<text:span text:style-name="T34"> = </text:span>5 + 5 * x<text:tab/><text:tab/><text:tab/>1 + x * 5<text:span text:style-name="T34"> = </text:span>1 + 5 * x</text:p>
      <text:p text:style-name="P16"/>
      <text:p text:style-name="P16"><text:span text:style-name="T79">This exercise will be completed on paper and handed in to your TA, with the rest of </text:span><text:span text:style-name="T5">lab0</text:span><text:span text:style-name="T6">2</text:span><text:span text:style-name="T79"> taking place in Jupyter.</text:span></text:p>
      <text:p text:style-name="P16"/>
      <text:list xml:id="list8987396742989916701" text:style-name="L2">
        <text:list-item>
          <text:p text:style-name="P12"><text:span text:style-name="T58">Give the basic</text:span> data type <text:span text:style-name="T58">(</text:span><text:span text:style-name="T32">int</text:span><text:span text:style-name="T58">, </text:span><text:span text:style-name="T32">float</text:span><text:span text:style-name="T58">, </text:span><text:span text:style-name="T32">str</text:span><text:span text:style-name="T58">) for</text:span> each <text:span text:style-name="T58">of the </text:span>following <text:span text:style-name="T58">expressions</text:span>.</text:p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30">Value</text:p>
          </table:table-cell>
          <table:table-cell table:style-name="Table4.A1" office:value-type="string">
            <text:p text:style-name="P30">Data Type</text:p>
          </table:table-cell>
          <table:table-cell table:style-name="Table4.A1" office:value-type="string">
            <text:p text:style-name="P30">Value</text:p>
          </table:table-cell>
          <table:table-cell table:style-name="Table4.A1" office:value-type="string">
            <text:p text:style-name="P30">Data Type</text:p>
          </table:table-cell>
        </table:table-row>
        <table:table-row>
          <table:table-cell table:style-name="Table4.A1" office:value-type="string">
            <text:p text:style-name="P34"><text:span text:style-name="T52">'</text:span>0<text:span text:style-name="T52">'</text:span></text:p>
          </table:table-cell>
          <table:table-cell table:style-name="Table4.B2" office:value-type="string">
            <text:p text:style-name="P35"><text:span text:style-name="T52">a.</text:span></text:p>
          </table:table-cell>
          <table:table-cell table:style-name="Table4.A1" office:value-type="string">
            <text:p text:style-name="P34"><text:span text:style-name="T52">'</text:span><text:span text:style-name="T55">2</text:span><text:span text:style-name="T52">'</text:span></text:p>
          </table:table-cell>
          <table:table-cell table:style-name="Table4.B2" office:value-type="string">
            <text:p text:style-name="P35"><text:span text:style-name="T52">e.</text:span></text:p>
          </table:table-cell>
        </table:table-row>
        <table:table-row>
          <table:table-cell table:style-name="Table4.A3" office:value-type="string">
            <text:p text:style-name="P40">1.</text:p>
          </table:table-cell>
          <table:table-cell table:style-name="Table4.B2" office:value-type="string">
            <text:p text:style-name="P35"><text:span text:style-name="T52">b.</text:span></text:p>
          </table:table-cell>
          <table:table-cell table:style-name="Table4.A3" office:value-type="string">
            <text:p text:style-name="P42">2</text:p>
          </table:table-cell>
          <table:table-cell table:style-name="Table4.B2" office:value-type="string">
            <text:p text:style-name="P35"><text:span text:style-name="T52">f.</text:span></text:p>
          </table:table-cell>
        </table:table-row>
        <table:table-row>
          <table:table-cell table:style-name="Table4.A3" office:value-type="string">
            <text:p text:style-name="P43">4e10</text:p>
          </table:table-cell>
          <table:table-cell table:style-name="Table4.B2" office:value-type="string">
            <text:p text:style-name="P35"><text:span text:style-name="T53">c.</text:span></text:p>
          </table:table-cell>
          <table:table-cell table:style-name="Table4.A3" office:value-type="string">
            <text:p text:style-name="P40">int(<text:span text:style-name="T53">'</text:span><text:span text:style-name="T12">45</text:span><text:span text:style-name="T53">'</text:span>)</text:p>
          </table:table-cell>
          <table:table-cell table:style-name="Table4.B2" office:value-type="string">
            <text:p text:style-name="P35"><text:span text:style-name="T53">g.</text:span></text:p>
          </table:table-cell>
        </table:table-row>
        <table:table-row>
          <table:table-cell table:style-name="Table4.A3" office:value-type="string">
            <text:p text:style-name="P40">1 / 4</text:p>
          </table:table-cell>
          <table:table-cell table:style-name="Table4.B2" office:value-type="string">
            <text:p text:style-name="P35"><text:span text:style-name="T52">d.</text:span></text:p>
          </table:table-cell>
          <table:table-cell table:style-name="Table4.A3" office:value-type="string">
            <text:p text:style-name="P34"><text:span text:style-name="T52">'</text:span>0<text:span text:style-name="T52">' * </text:span><text:span text:style-name="T55">3</text:span></text:p>
          </table:table-cell>
          <table:table-cell table:style-name="Table4.B2" office:value-type="string">
            <text:p text:style-name="P35"><text:span text:style-name="T52">h.</text:span></text:p>
          </table:table-cell>
        </table:table-row>
      </table:table>
      <text:list xml:id="list120020213176945" text:continue-numbering="true" text:style-name="L2">
        <text:list-header>
          <text:p text:style-name="P25"><text:span text:style-name="T24"/></text:p>
        </text:list-header>
        <text:list-item>
          <text:p text:style-name="P25">Write the following expressions <text:span text:style-name="T78">as</text:span> <text:span text:style-name="T78">Python code. <text:s/></text:span><text:span text:style-name="T15">a</text:span><text:span text:style-name="T21">, </text:span><text:span text:style-name="T15">b</text:span><text:span text:style-name="T21">, </text:span><text:span text:style-name="T15">x</text:span><text:span text:style-name="T21"> are separate variables.</text:span></text:p>
          <text:list>
            <text:list-header>
              <text:p text:style-name="P20"/>
            </text:list-header>
            <text:list-item>
              <text:p text:style-name="P20"><text:span text:style-name="T67">–</text:span><text:span text:style-name="T14">a</text:span><text:span text:style-name="T42">b</text:span><text:span text:style-name="T68"><text:tab/><text:tab/></text:span><text:span text:style-name="T69"> <text:s text:c="33"/></text:span></text:p>
              <text:p text:style-name="P20"><text:span text:style-name="T41"/></text:p>
            </text:list-item>
            <text:list-item>
              <text:p text:style-name="P20"><text:span text:style-name="T41">a</text:span><text:span text:style-name="T71">⁄</text:span><text:span text:style-name="T66">b</text:span><text:span text:style-name="T70"> + ab</text:span><text:span text:style-name="T68"><text:tab/><text:tab/></text:span><text:span text:style-name="T69"> <text:s text:c="33"/></text:span></text:p>
              <text:p text:style-name="P20"/>
            </text:list-item>
            <text:list-item>
              <text:p text:style-name="P21"><text:span text:style-name="T73">1 + </text:span><text:span text:style-name="T43">x</text:span><text:span text:style-name="T71">⁄</text:span><text:span text:style-name="T65">3</text:span><text:span text:style-name="T71"> + </text:span><text:span text:style-name="T41">a</text:span><text:span text:style-name="T40">+</text:span><text:span text:style-name="T41">b</text:span><text:span text:style-name="T71">⁄</text:span><text:span text:style-name="T66">x</text:span><text:span text:style-name="T68"><text:tab/></text:span><text:span text:style-name="T69"> <text:s text:c="33"/></text:span></text:p>
            </text:list-item>
          </text:list>
          <text:p text:style-name="P27"><text:span text:style-name="T74"/></text:p>
        </text:list-item>
        <text:list-item>
          <text:p text:style-name="P27"><text:span text:style-name="T74">Why doesn't</text:span></text:p>
          <text:list>
            <text:list-header>
              <text:p text:style-name="P27"><text:span text:style-name="T77">user-name = 'catherine'</text:span></text:p>
            </text:list-header>
          </text:list>
          <text:p text:style-name="P27"><text:span text:style-name="T74">work as a </text:span><text:span text:style-name="T72">possible </text:span><text:span text:style-name="T74">variable name? <text:s/>(Think about the form of the variable name.)</text:span>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" fo:font-weight="600" style:font-size-asian="10.5pt" style:font-weight-asian="bold" style:font-weight-complex="normal"/>
    </style:style>
    <style:style style:name="MT2" style:family="text">
      <style:text-properties style:font-name="Avenir Nex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21597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7-13T12:00:18.421136000</dc:date>
    <dc:creator>Neal Davis</dc:creator>
    <meta:editing-duration>PT3H55M58S</meta:editing-duration>
    <meta:editing-cycles>26</meta:editing-cycles>
    <meta:generator>LibreOffice/5.0.6.3$MacOSX_X86_64 LibreOffice_project/490fc03b25318460cfc54456516ea2519c11d1aa</meta:generator>
    <meta:document-statistic meta:table-count="3" meta:image-count="0" meta:object-count="0" meta:page-count="2" meta:paragraph-count="133" meta:word-count="634" meta:character-count="3281" meta:non-whitespace-character-count="2620"/>
  </office:meta>
</office:document-meta>
</file>